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A0600000CDF1EB572018653D6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family="'Liberation Sans'" style:font-style-name="Negrita" style:font-family-generic="swiss" style:font-pitch="variable" fo:font-size="10pt" fo:font-style="normal" style:text-underline-style="none" fo:font-weight="bold"/>
    </style:style>
    <style:style style:name="P2" style:family="paragraph">
      <style:paragraph-properties fo:text-align="center"/>
      <style:text-properties fo:font-variant="normal" fo:text-transform="none" style:text-line-through-style="none" style:text-line-through-type="none" fo:font-family="'Liberation Sans Narrow'" style:font-style-name="Negrita" style:font-family-generic="swiss" style:font-pitch="variable" fo:font-size="10pt" fo:font-style="normal" style:text-underline-style="none" fo:font-weight="bold" fo:background-color="transparent"/>
    </style:style>
    <style:style style:name="P3" style:family="paragraph">
      <style:paragraph-properties fo:text-align="end"/>
      <style:text-properties fo:font-variant="normal" fo:text-transform="none" style:text-line-through-style="none" style:text-line-through-type="none" fo:font-family="'Liberation Sans Narrow'" style:font-style-name="Negrita" style:font-family-generic="swiss" style:font-pitch="variable" fo:font-size="10pt" fo:font-style="normal" style:text-underline-style="none" fo:font-weight="bold" fo:background-color="transparent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 Narrow'" style:font-style-name="Negrita" style:font-family-generic="swiss" style:font-pitch="variable" fo:font-size="10pt" fo:font-style="normal" style:text-underline-style="none" fo:font-weight="bold" fo:background-color="transparent"/>
    </style:style>
    <style:style style:name="P5" style:family="paragraph">
      <style:paragraph-properties fo:text-align="center"/>
      <style:text-properties fo:font-variant="normal" fo:text-transform="none" style:text-line-through-style="none" style:text-line-through-type="none" fo:font-family="'Liberation Serif'" style:font-style-name="Negrita" style:font-family-generic="roman" style:font-pitch="variable" fo:font-size="10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Parroquia" form:control-implementation="ooo:com.sun.star.form.component.TextField" xml:id="control1" form:id="control1" form:current-value="gggggg" form:value="ggggg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resbiter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gin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tern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tern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br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Bautism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Bautism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Nacimi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Nacimi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in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ina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Oficialia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Oficiali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Oficiali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ro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Notas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Lugar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iaFech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esFecha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AnioFech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txtParroquia" draw:style-name="gr1" draw:text-style-name="P1" svg:width="11.431cm" svg:height="0.477cm" svg:x="7.527cm" svg:y="5.558cm" draw:control="control1"/><draw:control text:anchor-type="paragraph" draw:z-index="1" draw:name="txtPresbitero" draw:style-name="gr2" draw:text-style-name="P2" svg:width="12.251cm" svg:height="0.477cm" svg:x="6.68cm" svg:y="6.405cm" draw:control="control2"/><draw:control text:anchor-type="paragraph" draw:z-index="2" draw:name="txtLibro" draw:style-name="gr2" draw:text-style-name="P2" svg:width="3.493cm" svg:height="0.477cm" svg:x="15.438cm" svg:y="7.146cm" draw:control="control3"/><draw:control text:anchor-type="paragraph" draw:z-index="3" draw:name="txtLibro" draw:style-name="gr2" draw:text-style-name="P2" svg:width="2.726cm" svg:height="0.477cm" svg:x="3.796cm" svg:y="7.86cm" draw:control="control4"/><draw:control text:anchor-type="paragraph" draw:z-index="4" draw:name="txtLibro" draw:style-name="gr2" draw:text-style-name="P2" svg:width="2.911cm" svg:height="0.477cm" svg:x="8.241cm" svg:y="7.833cm" draw:control="control5"/><draw:control text:anchor-type="paragraph" draw:z-index="5" draw:name="txtLibro" draw:style-name="gr2" draw:text-style-name="P2" svg:width="5.292cm" svg:height="0.477cm" svg:x="2.764cm" svg:y="8.998cm" draw:control="control6"/><draw:control text:anchor-type="paragraph" draw:z-index="6" draw:name="txtLibro" draw:style-name="gr2" draw:text-style-name="P2" svg:width="5.663cm" svg:height="0.477cm" svg:x="8.056cm" svg:y="8.998cm" draw:control="control7"/><draw:control text:anchor-type="paragraph" draw:z-index="7" draw:name="txtLibro" draw:style-name="gr2" draw:text-style-name="P2" svg:width="5.24cm" svg:height="0.477cm" svg:x="13.718cm" svg:y="8.998cm" draw:control="control8"/><draw:control text:anchor-type="paragraph" draw:z-index="8" draw:name="txtLibro" draw:style-name="gr2" draw:text-style-name="P2" svg:width="7.083cm" svg:height="0.477cm" svg:x="7.632cm" svg:y="10.268cm" draw:control="control9"/><draw:control text:anchor-type="paragraph" draw:z-index="9" draw:name="txtLibro" draw:style-name="gr2" draw:text-style-name="P2" svg:width="4.243cm" svg:height="0.477cm" svg:x="14.714cm" svg:y="10.268cm" draw:control="control10"/><draw:control text:anchor-type="paragraph" draw:z-index="10" draw:name="txtLibro" draw:style-name="gr2" draw:text-style-name="P2" svg:width="6.732cm" svg:height="0.477cm" svg:x="7.95cm" svg:y="10.982cm" draw:control="control11"/><draw:control text:anchor-type="paragraph" draw:z-index="11" draw:name="txtLibro" draw:style-name="gr2" draw:text-style-name="P2" svg:width="4.276cm" svg:height="0.477cm" svg:x="14.681cm" svg:y="10.982cm" draw:control="control12"/><draw:control text:anchor-type="paragraph" draw:z-index="12" draw:name="txtLibro" draw:style-name="gr2" draw:text-style-name="P2" svg:width="15.161cm" svg:height="0.477cm" svg:x="3.796cm" svg:y="12.49cm" draw:control="control13"/><draw:control text:anchor-type="paragraph" draw:z-index="13" draw:name="txtLibro" draw:style-name="gr2" draw:text-style-name="P2" svg:width="15.029cm" svg:height="0.477cm" svg:x="3.955cm" svg:y="13.204cm" draw:control="control14"/><draw:control text:anchor-type="paragraph" draw:z-index="14" draw:name="txtLibro" draw:style-name="gr2" draw:text-style-name="P2" svg:width="14.738cm" svg:height="0.477cm" svg:x="4.193cm" svg:y="13.945cm" draw:control="control15"/><draw:control text:anchor-type="paragraph" draw:z-index="15" draw:name="txtLibro" draw:style-name="gr2" draw:text-style-name="P2" svg:width="14.59cm" svg:height="0.477cm" svg:x="4.292cm" svg:y="14.674cm" draw:control="control16"/><draw:control text:anchor-type="paragraph" draw:z-index="16" draw:name="txtLibro" draw:style-name="gr2" draw:text-style-name="P2" svg:width="3.735cm" svg:height="0.477cm" svg:x="7.516cm" svg:y="15.401cm" draw:control="control17"/><draw:control text:anchor-type="paragraph" draw:z-index="17" draw:name="txtLibro" draw:style-name="gr2" draw:text-style-name="P2" svg:width="2.435cm" svg:height="0.477cm" svg:x="12.511cm" svg:y="15.401cm" draw:control="control18"/><draw:control text:anchor-type="paragraph" draw:z-index="18" draw:name="txtLibro" draw:style-name="gr2" draw:text-style-name="P2" svg:width="2.172cm" svg:height="0.477cm" svg:x="16.776cm" svg:y="15.367cm" draw:control="control19"/><draw:control text:anchor-type="paragraph" draw:z-index="19" draw:name="txtLibro" draw:style-name="gr2" draw:text-style-name="P3" svg:width="10.411cm" svg:height="0.477cm" svg:x="8.53cm" svg:y="16.184cm" draw:control="control20"/><draw:control text:anchor-type="paragraph" draw:z-index="20" draw:name="txtLibro" draw:style-name="gr2" draw:text-style-name="P4" svg:width="13.057cm" svg:height="2.149cm" svg:x="5.884cm" svg:y="16.91cm" draw:control="control21"/><draw:control text:anchor-type="paragraph" draw:z-index="21" draw:name="txtLibro" draw:style-name="gr2" draw:text-style-name="P2" svg:width="2.096cm" svg:height="0.477cm" svg:x="2.404cm" svg:y="21.772cm" draw:control="control22"/><draw:control text:anchor-type="paragraph" draw:z-index="22" draw:name="txtLibro" draw:style-name="gr2" draw:text-style-name="P2" svg:width="1.303cm" svg:height="0.477cm" svg:x="4.83cm" svg:y="21.793cm" draw:control="control23"/><draw:control text:anchor-type="paragraph" draw:z-index="23" draw:name="txtLibro" draw:style-name="gr2" draw:text-style-name="P5" svg:width="4.059cm" svg:height="0.477cm" svg:x="6.923cm" svg:y="21.793cm" draw:control="control24"/><draw:control text:anchor-type="paragraph" draw:z-index="24" draw:name="txtLibro" draw:style-name="gr2" draw:text-style-name="P2" svg:width="0.994cm" svg:height="0.477cm" svg:x="12.524cm" svg:y="21.77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certBautismo_5f_fondo" draw:display-name="certBautismo_fondo" xlink:href="Pictures/1000000000000A0600000CDF1EB572018653D68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bitmap" draw:fill-image-name="certBautismo_5f_fondo" draw:opacity="100%" draw:fill-image-width="0cm" draw:fill-image-height="0cm" style:repeat="stretch" style:footnote-max-height="0cm">
        <style:background-image xlink:href="Pictures/1000000000000A0600000CDF1EB572018653D685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39:23.203000000</meta:creation-date>
    <dc:date>2017-04-18T23:21:49.918000000</dc:date>
    <meta:editing-duration>PT2H41M55S</meta:editing-duration>
    <meta:editing-cycles>9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